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D000069F0000001A7F6A849939AE14752.wmf" manifest:media-type="image/x-wm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min-height="7.118cm" fo:min-width="9.947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576cm" fo:min-width="0cm" fo:padding-top="0.128cm" fo:padding-bottom="0.128cm" fo:padding-left="0.251cm" fo:padding-right="0.251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633cm" fo:min-width="0cm" fo:padding-top="0.128cm" fo:padding-bottom="0.128cm" fo:padding-left="0.251cm" fo:padding-right="0.251cm" fo:wrap-option="wrap" draw:shadow="hidden" draw:shadow-color="#808080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636cm" fo:min-width="0cm" fo:padding-top="0.128cm" fo:padding-bottom="0.128cm" fo:padding-left="0.251cm" fo:padding-right="0.251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13cm" fo:min-width="0cm" fo:padding-top="0.128cm" fo:padding-bottom="0.128cm" fo:padding-left="0.251cm" fo:padding-right="0.251cm" fo:wrap-option="wrap" draw:shadow="hidden" draw:shadow-color="#808080"/>
    </style:style>
    <style:style style:name="pr5" style:family="presentation" style:parent-style-name="Default-outline1">
      <style:graphic-properties fo:min-height="14.955cm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54cm" fo:min-width="0cm" fo:padding-top="0.128cm" fo:padding-bottom="0.128cm" fo:padding-left="0.251cm" fo:padding-right="0.251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148cm" fo:min-width="0cm" fo:padding-top="0.128cm" fo:padding-bottom="0.128cm" fo:padding-left="0.251cm" fo:padding-right="0.251cm" fo:wrap-option="wrap" draw:shadow="hidden" draw:shadow-color="#808080"/>
    </style:style>
    <style:style style:name="pr8" style:family="presentation" style:parent-style-name="Default-outline1">
      <style:graphic-properties fo:min-height="15.614cm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245cm" fo:min-width="0cm" fo:padding-top="0.128cm" fo:padding-bottom="0.128cm" fo:padding-left="0.251cm" fo:padding-right="0.251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7.154cm" fo:min-width="0cm" fo:padding-top="0.128cm" fo:padding-bottom="0.128cm" fo:padding-left="0.251cm" fo:padding-right="0.251cm" fo:wrap-option="wrap" draw:shadow="hidden" draw:shadow-color="#808080"/>
    </style:style>
    <style:style style:name="P1" style:family="paragraph">
      <style:paragraph-properties fo:margin-left="0cm" fo:margin-right="0cm" fo:line-height="101%" fo:text-indent="0cm"/>
    </style:style>
    <style:style style:name="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3" style:family="paragraph">
      <loext:graphic-properties draw:fill="none" draw:fill-color="#00cc99"/>
      <style:paragraph-properties fo:margin-left="1.292cm" fo:margin-right="0cm" fo:text-indent="-1.292cm" style:writing-mode="lr-tb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 draw:fill-color="#00cc99"/>
      <style:paragraph-properties fo:margin-left="0cm" fo:margin-right="0cm" fo:line-height="101%" fo:text-indent="0cm" style:writing-mode="lr-tb"/>
    </style:style>
    <style:style style:name="P6" style:family="paragraph">
      <style:paragraph-properties fo:margin-left="0cm" fo:margin-right="0cm" fo:margin-top="0.176cm" fo:margin-bottom="0cm" fo:line-height="101%" fo:text-indent="0cm"/>
    </style:style>
    <style:style style:name="P7" style:family="paragraph">
      <loext:graphic-properties draw:fill="none" draw:fill-color="#00cc99"/>
      <style:paragraph-properties fo:margin-left="0cm" fo:margin-right="0cm" fo:margin-top="0.176cm" fo:margin-bottom="0cm" fo:line-height="101%" fo:text-indent="0cm" style:writing-mode="lr-tb"/>
      <style:text-properties style:font-name="DejaVu Sans1" fo:font-weight="normal" style:font-weight-asian="normal" style:font-weight-complex="normal"/>
    </style:style>
    <style:style style:name="P8" style:family="paragraph">
      <style:paragraph-properties fo:margin-left="2.388cm" fo:margin-right="0cm" fo:text-indent="0cm"/>
    </style:style>
    <style:style style:name="P9" style:family="paragraph">
      <loext:graphic-properties draw:fill="none" draw:fill-color="#00cc99"/>
      <style:paragraph-properties fo:margin-left="1.292cm" fo:margin-right="0cm" fo:text-indent="-1.292cm" style:writing-mode="lr-tb"/>
      <style:text-properties style:font-name="Courier 10 Pitch5" fo:font-weight="bold" style:font-name-asian="Courier New1" style:font-weight-asian="bold" style:font-weight-complex="bold"/>
    </style:style>
    <style:style style:name="P10" style:family="paragraph">
      <style:text-properties style:font-name="Courier 10 Pitch5" fo:font-size="18pt" fo:font-weight="bold" style:font-name-asian="Courier New1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Courier 10 Pitch5" fo:language="en" fo:country="US" fo:font-weight="bold" style:font-weight-asian="bold" style:font-weight-complex="bold"/>
    </style:style>
    <style:style style:name="T3" style:family="text">
      <style:text-properties style:font-name="DejaVu Sans1" fo:language="en" fo:country="US" fo:font-weight="normal" style:font-weight-asian="normal" style:font-weight-complex="normal"/>
    </style:style>
    <style:style style:name="T4" style:family="text">
      <style:text-properties style:font-name="Courier 10 Pitch5" fo:language="en" fo:country="US" fo:font-weight="normal" style:font-weight-asian="normal" style:font-weight-complex="normal"/>
    </style:style>
    <style:style style:name="T5" style:family="text">
      <style:text-properties fo:color="#007826" style:font-name="Courier 10 Pitch5" fo:language="en" fo:country="US" fo:font-weight="bold" style:font-weight-asian="bold" style:font-weight-complex="bold"/>
    </style:style>
    <style:style style:name="T6" style:family="text">
      <style:text-properties fo:color="#3399ff" style:font-name="Courier 10 Pitch5" fo:language="en" fo:country="US" fo:font-weight="bold" style:font-weight-asian="bold" style:font-weight-complex="bold"/>
    </style:style>
    <style:style style:name="T7" style:family="text">
      <style:text-properties fo:color="#cc0000" style:font-name="Courier 10 Pitch5" fo:language="en" fo:country="US" fo:font-weight="bold" style:font-weight-asian="bold" style:font-weight-complex="bold"/>
    </style:style>
    <style:style style:name="T8" style:family="text">
      <style:text-properties fo:color="#9900ff" style:font-name="Courier 10 Pitch5" fo:language="en" fo:country="US" fo:font-weight="bold" style:font-weight-asian="bold" style:font-weight-complex="bold"/>
    </style:style>
    <style:style style:name="T9" style:family="text">
      <style:text-properties fo:color="#ff9900" style:font-name="Courier 10 Pitch5" fo:language="en" fo:country="US" fo:font-weight="bold" style:font-weight-asian="bold" style:font-weight-complex="bold"/>
    </style:style>
    <style:style style:name="T10" style:family="text">
      <style:text-properties style:font-name="DejaVu Sans1" fo:language="en" fo:country="US" fo:font-weight="bold" style:font-weight-asian="bold" style:font-weight-complex="bold"/>
    </style:style>
    <style:style style:name="T11" style:family="text">
      <style:text-properties style:font-name="DejaVu Sans1"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 10 Pitch5" fo:language="en" fo:country="US" fo:font-weight="bold" style:font-name-asian="Courier New1" style:font-weight-asian="bold" style:font-weight-complex="bold"/>
    </style:style>
    <style:style style:name="T13" style:family="text">
      <style:text-properties fo:color="#cc0000" style:font-name="Courier 10 Pitch5" fo:language="en" fo:country="US" fo:font-weight="bold" style:font-name-asian="Courier New1" style:font-weight-asian="bold" style:font-weight-complex="bold"/>
    </style:style>
    <style:style style:name="T14" style:family="text">
      <style:text-properties fo:color="#007826" style:font-name="Courier 10 Pitch5" fo:language="en" fo:country="US" fo:font-weight="bold" style:font-name-asian="Courier New1" style:font-weight-asian="bold" style:font-weight-complex="bold"/>
    </style:style>
    <style:style style:name="T15" style:family="text">
      <style:text-properties fo:color="#0066cc" style:font-name="Courier 10 Pitch5" fo:language="en" fo:country="US" fo:font-weight="bold" style:font-name-asian="Courier New1" style:font-weight-asian="bold" style:font-weight-complex="bold"/>
    </style:style>
    <style:style style:name="T16" style:family="text">
      <style:text-properties fo:color="#ff9900" style:font-name="Courier 10 Pitch5" fo:language="en" fo:country="US" fo:font-weight="bold" style:font-name-asian="Courier New1" style:font-weight-asian="bold" style:font-weight-complex="bold"/>
    </style:style>
    <style:style style:name="T17" style:family="text">
      <style:text-properties fo:color="#ff66cc" style:font-name="Courier 10 Pitch5" fo:language="en" fo:country="US" fo:font-weight="bold" style:font-name-asian="Courier New1" style:font-weight-asian="bold" style:font-weight-complex="bold"/>
    </style:style>
    <style:style style:name="T18" style:family="text">
      <style:text-properties fo:color="#990099" style:font-name="Courier 10 Pitch5" fo:language="en" fo:country="US" fo:font-weight="bold" style:font-name-asian="Courier New1" style:font-weight-asian="bold" style:font-weight-complex="bold"/>
    </style:style>
    <style:style style:name="T19" style:family="text">
      <style:text-properties fo:color="#ff0000" style:font-name="Courier 10 Pitch5" fo:language="en" fo:country="US" fo:font-weight="bold" style:font-name-asian="Courier New1" style:font-weight-asian="bold" style:font-weight-complex="bold"/>
    </style:style>
    <style:style style:name="T20" style:family="text">
      <style:text-properties fo:color="#cc9900" style:font-name="Courier 10 Pitch5" fo:language="en" fo:country="US" fo:font-weight="bold" style:font-name-asian="Courier New1" style:font-weight-asian="bold" style:font-weight-complex="bold"/>
    </style:style>
    <style:style style:name="T21" style:family="text">
      <style:text-properties fo:color="#ff00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2" style:family="text">
      <style:text-properties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3" style:family="text">
      <style:text-properties fo:color="#007826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4" style:family="text">
      <style:text-properties fo:color="#0066cc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5" style:family="text">
      <style:text-properties fo:color="#ff99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6" style:family="text">
      <style:text-properties fo:color="#990099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7" style:family="text">
      <style:text-properties fo:color="#ff66cc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8" style:family="text">
      <style:text-properties fo:color="#cc99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9" style:family="text">
      <style:text-properties style:font-name="Courier 10 Pitch5" fo:font-size="18pt" fo:font-weight="bold" style:font-name-asian="Courier New1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 text:min-label-width="1.292cm"/>
        <style:text-properties fo:font-family="Wingdings" style:font-pitch="variable" style:font-charset="x-symbol" fo:color="#cc0000" fo:font-size="100%"/>
      </text:list-level-style-bullet>
      <text:list-level-style-bullet text:level="2" text:bullet-char="">
        <style:list-level-properties text:space-before="1.609cm" text:min-label-width="0.9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826cm" text:min-label-width="0.785cm"/>
        <style:text-properties fo:font-family="Wingdings" style:font-pitch="variable" style:font-charset="x-symbol" fo:color="#cc0000" fo:font-size="100%"/>
      </text:list-level-style-bullet>
      <text:list-level-style-bullet text:level="4" text:bullet-char="•">
        <style:list-level-properties text:space-before="3.929cm" text:min-label-width="0.762cm"/>
        <style:text-properties style:font-name="Verdana" fo:color="#cc0000" fo:font-size="100%"/>
      </text:list-level-style-bullet>
      <text:list-level-style-bullet text:level="5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6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7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8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teratura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067cm" svg:height="1.832cm" svg:x="1.727cm" svg:y="0.919cm" presentation:class="title" presentation:user-transformed="true">
          <draw:text-box>
            <text:p text:style-name="P1"><text:span text:style-name="T1">kompajler </text:span><text:span text:style-name="T2">micko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direktorijum </text:span><text:span text:style-name="T4">code-gen</text:span><text:span text:style-name="T3"> </text:span></text:p>
                <text:list>
                  <text:list-item>
                    <text:p><text:span text:style-name="T3">= implementacija generisanja koda za miniC programski jezik</text:span></text:p>
                  </text:list-item>
                  <text:list-item>
                    <text:p><text:span text:style-name="T3">kompajler prevodi sa miniC na hipotetski asemblerski jezik (HAJ)</text:span></text:p>
                  </text:list-item>
                </text:list>
              </text:list-item>
              <text:list-item>
                <text:p><text:span text:style-name="T2">make</text:span></text:p>
                <text:list>
                  <text:list-item>
                    <text:p><text:span text:style-name="T3">će napraviti program </text:span><text:span text:style-name="T2">micko</text:span></text:p>
                  </text:list-item>
                  <text:list-item>
                    <text:p><text:span text:style-name="T2">$./micko &lt;test.mc</text:span></text:p>
                    <text:list>
                      <text:list-item>
                        <text:p><text:span text:style-name="T3">izlaz će biti datoteka </text:span><text:span text:style-name="T2">output.asm</text:span></text:p>
                      </text:list-item>
                      <text:list-item>
                        <text:p><text:span text:style-name="T3">koja sadrži izgenerisan kod na HAJ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li ako se uradi </text:span><text:span text:style-name="T2">make test</text:span></text:p>
                <text:list>
                  <text:list-item>
                    <text:p><text:span text:style-name="T3">izlaz će biti datoteke </text:span><text:span text:style-name="T2">test-ok1.asm, test-ok2.asm, ...</text:span></text:p>
                    <text:list>
                      <text:list-item>
                        <text:p><text:span text:style-name="T3">pod uslovom da je kompajliranje prošlo bez grešak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primer generisanja koda</text:span></text:p>
          </draw:text-box>
        </draw:frame>
        <draw:frame presentation:style-name="pr4" draw:text-style-name="P7" draw:layer="layout" svg:width="11.737cm" svg:height="14.169cm" svg:x="1.705cm" svg:y="3.387cm" presentation:class="outline" presentation:user-transformed="true">
          <draw:text-box>
            <text:list text:style-name="L2">
              <text:list-item>
                <text:p text:style-name="P6"><text:span text:style-name="T3">primer miniC koda</text:span><text:span text:style-name="T3"><text:line-break/></text:span><text:span text:style-name="T2">test.mc</text:span></text:p>
              </text:list-item>
            </text:list>
            <text:p><text:span text:style-name="T2"/></text:p>
            <text:p><text:span text:style-name="T2">int main() {</text:span></text:p>
            <text:p><text:span text:style-name="T2"><text:s text:c="2"/></text:span><text:span text:style-name="T2">int x;</text:span></text:p>
            <text:p><text:span text:style-name="T2"><text:s text:c="2"/></text:span><text:span text:style-name="T2">int y;</text:span></text:p>
            <text:p><text:span text:style-name="T2"/></text:p>
            <text:p><text:span text:style-name="T2"><text:s text:c="2"/></text:span><text:span text:style-name="T5">y = 5;</text:span></text:p>
            <text:p><text:span text:style-name="T2"><text:s text:c="2"/></text:span><text:span text:style-name="T6">x = </text:span><text:span text:style-name="T7">y - 2</text:span><text:span text:style-name="T2">;</text:span></text:p>
            <text:p><text:span text:style-name="T2"/></text:p>
            <text:p><text:span text:style-name="T2"><text:s text:c="2"/></text:span><text:span text:style-name="T8">return</text:span><text:span text:style-name="T2"> </text:span><text:span text:style-name="T9">x</text:span><text:span text:style-name="T2">;</text:span></text:p>
            <text:p><text:span text:style-name="T2">}</text:span></text:p>
            <text:p><text:span text:style-name="T2"/></text:p>
          </draw:text-box>
        </draw:frame>
        <draw:frame presentation:style-name="pr5" draw:layer="layout" svg:width="11.737cm" svg:height="14.955cm" svg:x="14.03cm" svg:y="3.387cm" presentation:class="outline" presentation:user-transformed="true">
          <draw:text-box>
            <text:list text:style-name="L2">
              <text:list-item>
                <text:p><text:span text:style-name="T2">output.asm</text:span></text:p>
              </text:list-item>
            </text:list>
            <text:p><text:span text:style-name="T2">main:</text:span></text:p>
            <text:p><text:span text:style-name="T2"><text:s text:c="2"/></text:span><text:span text:style-name="T2">PUSH</text:span><text:span text:style-name="T2"><text:tab/></text:span><text:span text:style-name="T2">%14</text:span></text:p>
            <text:p><text:span text:style-name="T2"><text:s text:c="2"/></text:span><text:span text:style-name="T2">MOV </text:span><text:span text:style-name="T2"><text:tab/></text:span><text:span text:style-name="T2">%15,%14</text:span></text:p>
            <text:p><text:span text:style-name="T2"><text:s text:c="2"/></text:span><text:span text:style-name="T2">SUBS</text:span><text:span text:style-name="T2"><text:tab/></text:span><text:span text:style-name="T2">%15,$8,%15</text:span></text:p>
            <text:p><text:span text:style-name="T2">@main_body:</text:span></text:p>
            <text:p><text:span text:style-name="T2"><text:s text:c="2"/></text:span><text:span text:style-name="T5">MOV </text:span><text:span text:style-name="T5"><text:tab/></text:span><text:span text:style-name="T5">$5,-8(%14)</text:span></text:p>
            <text:p><text:span text:style-name="T2"><text:s text:c="2"/></text:span><text:span text:style-name="T7">SUBS</text:span><text:span text:style-name="T7"><text:tab/></text:span><text:span text:style-name="T7">-8(%14),$2,%0</text:span></text:p>
            <text:p><text:span text:style-name="T2"><text:s text:c="2"/></text:span><text:span text:style-name="T6">MOV </text:span><text:span text:style-name="T6"><text:tab/></text:span><text:span text:style-name="T6">%0,-4(%14)</text:span></text:p>
            <text:p><text:span text:style-name="T2"><text:s text:c="2"/></text:span><text:span text:style-name="T9">MOV </text:span><text:span text:style-name="T9"><text:tab/></text:span><text:span text:style-name="T9">-4(%14),%13</text:span></text:p>
            <text:p><text:span text:style-name="T2"><text:s text:c="2"/></text:span><text:span text:style-name="T8">JMP </text:span><text:span text:style-name="T8"><text:tab/></text:span><text:span text:style-name="T8">@main_exit</text:span></text:p>
            <text:p><text:span text:style-name="T2">@main_exit:</text:span></text:p>
            <text:p><text:span text:style-name="T2"><text:s text:c="2"/></text:span><text:span text:style-name="T2">MOV </text:span><text:span text:style-name="T2"><text:tab/></text:span><text:span text:style-name="T2">%14,%15</text:span></text:p>
            <text:p><text:span text:style-name="T2"><text:s text:c="2"/></text:span><text:span text:style-name="T2">POP </text:span><text:span text:style-name="T2"><text:tab/></text:span><text:span text:style-name="T2">%14</text:span></text:p>
            <text:p><text:span text:style-name="T2"><text:s text:c="2"/></text:span><text:span text:style-name="T2">RET</text:span></text:p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simulator </text:span><text:span text:style-name="T2">hipsim</text:span></text:p>
          </draw:text-box>
        </draw:frame>
        <draw:frame presentation:style-name="pr4" draw:text-style-name="P7" draw:layer="layout" svg:width="24.053cm" svg:height="14.169cm" svg:x="1.705cm" svg:y="3.387cm" presentation:class="outline" presentation:user-transformed="true">
          <draw:text-box>
            <text:list text:style-name="L2">
              <text:list-item>
                <text:p text:style-name="P6"><text:span text:style-name="T3">primer upotrebe</text:span></text:p>
                <text:list>
                  <text:list-item>
                    <text:p><text:span text:style-name="T2">$./hipsim &lt; output.asm</text:span></text:p>
                    <text:list>
                      <text:list-item>
                        <text:p><text:span text:style-name="T10">Any key</text:span><text:span text:style-name="T3"> → step by step</text:span></text:p>
                      </text:list-item>
                    </text:list>
                    <text:list>
                      <text:list-item>
                        <text:p><text:span text:style-name="T10">Ctrl + C</text:span><text:span text:style-name="T3"> → exit</text:span></text:p>
                      </text:list-item>
                    </text:list>
                    <text:p><text:span text:style-name="T3"/></text:p>
                  </text:list-item>
                  <text:list-item>
                    <text:p><text:span text:style-name="T3">prozor u kome se simulator izvršava, ako nije dovoljno visok, treba povećati da se vidi sve što je prikazano</text:span></text:p>
                  </text:list-item>
                  <text:list-item>
                    <text:p><text:span text:style-name="T2">$./hipsim -r &lt; output.asm</text:span></text:p>
                    <text:list>
                      <text:list-item>
                        <text:p><text:span text:style-name="T3">izvršava ceo kod i samo prikazuje povratnu vrednost</text:span></text:p>
                      </text:list-item>
                    </text:list>
                  </text:list-item>
                  <text:list-item>
                    <text:p><text:span text:style-name="T3">ako se u test-ok.mc fajl doda linija</text:span></text:p>
                    <text:list>
                      <text:list-header>
                        <text:p><text:span text:style-name="T2">//RETURN: 123</text:span></text:p>
                      </text:list-header>
                      <text:list-item>
                        <text:p><text:span text:style-name="T3">tada će “make test“ pokrenuti i simulator i uporediti dobijenu vrednost sa onom zadatom u RETURN</text:span><text:span text:style-name="T3"><text:line-break/></text:span><text:span text:style-name="T3">(u ovom primeru, sa 12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implementacija generisanja koda</text:span></text:p>
          </draw:text-box>
        </draw:frame>
        <draw:frame presentation:style-name="pr2" draw:text-style-name="P3" draw:layer="layout" svg:width="24.067cm" svg:height="14.889cm" svg:x="1.705cm" svg:y="3.486cm" presentation:class="outline" presentation:user-transformed="true">
          <draw:text-box>
            <text:list text:style-name="L2">
              <text:list-item>
                <text:p text:style-name="P6"><text:span text:style-name="T1">generisanje koda znači:</text:span></text:p>
                <text:list>
                  <text:list-item>
                    <text:p><text:span text:style-name="T1">kada se prepoznaju iskazi miniC koda,</text:span></text:p>
                  </text:list-item>
                  <text:list-item>
                    <text:p><text:span text:style-name="T1">treba ih na drugaciji nacin (na drugom jeziku) zapisati u izlazni fajl</text:span></text:p>
                  </text:list-item>
                </text:list>
              </text:list-item>
              <text:list-item>
                <text:p><text:span text:style-name="T1">generisanje koda se implementira u parseru</text:span></text:p>
                <text:list>
                  <text:list-item>
                    <text:p><text:span text:style-name="T1">kao akcija C koda</text:span></text:p>
                  </text:list-item>
                  <text:list-item>
                    <text:p><text:span text:style-name="T2">code(“MOV %d...”,x);</text:span></text:p>
                    <text:list>
                      <text:list-item>
                        <text:p><text:span text:style-name="T3">upisuje zadati tekst u izlazni fajl</text:span></text:p>
                      </text:list-item>
                      <text:list-item>
                        <text:p><text:span text:style-name="T3">sintaksa ista kao za C-ov print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implementacija generisanja koda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postoje više gotovih funkcija za generisanje koda</text:span></text:p>
                <text:list>
                  <text:list-item>
                    <text:p><text:span text:style-name="T10">codegen.c i .h</text:span></text:p>
                    <text:list>
                      <text:list-item>
                        <text:p><text:span text:style-name="T2">gen_sslab(str1, str2);</text:span></text:p>
                      </text:list-item>
                      <text:list-item>
                        <text:p><text:span text:style-name="T2">gen_snlab(str1, num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gen_cmp(op1_idx, op2_idx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gen_mov(in_idx, out_idx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get_arop(int sign, int op);</text:span></text:p>
                      </text:list-item>
                      <text:list-item>
                        <text:p><text:span text:style-name="T2">get_opjump(int jump);</text:span></text:p>
                        <text:p><text:span text:style-name="T2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implementacija generisanja koda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postoje više gotovih funkcija za generisanje koda</text:span></text:p>
                <text:list>
                  <text:list-item>
                    <text:p><text:span text:style-name="T10">codegen.c i .h</text:span></text:p>
                    <text:list>
                      <text:list-item>
                        <text:p><text:span text:style-name="T2">print_symbol(int index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take_reg(void);</text:span></text:p>
                      </text:list-item>
                      <text:list-item>
                        <text:p><text:span text:style-name="T2">free_reg(void);</text:span></text:p>
                      </text:list-item>
                      <text:list-item>
                        <text:p><text:span text:style-name="T2">free_if_reg(idx);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zadatak - globalne promenljive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globalne promenljive se mogu pojaviti u bloku pre funkcija</text:span></text:p>
              </text:list-item>
            </text:list>
            <text:p text:style-name="P8"><text:span text:style-name="T2">int x;</text:span></text:p>
            <text:p text:style-name="P8"><text:span text:style-name="T2">unsigned y;</text:span></text:p>
            <text:p text:style-name="P8"><text:span text:style-name="T2">int main() {</text:span></text:p>
            <text:p text:style-name="P8"><text:span text:style-name="T2"><text:s text:c="2"/></text:span><text:span text:style-name="T2">...</text:span></text:p>
            <text:p text:style-name="P8"><text:span text:style-name="T2">}</text:span></text:p>
            <text:list text:continue-numbering="true" text:style-name="L2">
              <text:list-item>
                <text:p><text:span text:style-name="T3">deklaracija globalne promenljive izgleda isto kao i deklaracija lokalne promenjive</text:span></text:p>
                <text:list>
                  <text:list-item>
                    <text:p><text:span text:style-name="T2">int x;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zadatak - globalne promenljive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globalni i lokalni identifikatori mogu imati isto ime</text:span></text:p>
                <text:list>
                  <text:list-item>
                    <text:p><text:span text:style-name="T3">treba ih razlikovati u TS</text:span></text:p>
                    <text:list>
                      <text:list-item>
                        <text:p><text:span text:style-name="T2">kind</text:span><text:span text:style-name="T3"> polj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odsetnik: zauzimanje prostora za lokalne promenljive</text:span></text:p>
                <text:list>
                  <text:list-item>
                    <text:p><text:span text:style-name="T3">na stek frejmu (</text:span><text:span text:style-name="T11">runtime</text:span><text:span text:style-name="T3">)</text:span></text:p>
                  </text:list-item>
                  <text:list-item>
                    <text:p><text:span text:style-name="T3">1 int/unsigned promenljiva = 1 element steka</text:span></text:p>
                  </text:list-item>
                </text:list>
              </text:list-item>
              <text:list-item>
                <text:p><text:span text:style-name="T3">zauzimanje prostora za globalne promenljive </text:span></text:p>
                <text:list>
                  <text:list-item>
                    <text:p><text:span text:style-name="T3">može se uraditi u toku kompajliranja</text:span></text:p>
                  </text:list-item>
                  <text:list-item>
                    <text:p><text:span text:style-name="T3">direktiva za zauzimanje memorije u HAJ je</text:span></text:p>
                    <text:list>
                      <text:list-item>
                        <text:p><text:span text:style-name="T2">WORD n</text:span></text:p>
                      </text:list-item>
                      <text:list-item>
                        <text:p><text:span text:style-name="T3">n - broj lokacja koje se zauzimaju</text:span></text:p>
                      </text:list-item>
                      <text:list-item>
                        <text:p><text:span text:style-name="T3">1 int/unsigned promenljiva = 1 lokacij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zadatak - globalne promenljive</text:span></text:p>
          </draw:text-box>
        </draw:frame>
        <draw:frame presentation:style-name="pr7" draw:text-style-name="P9" draw:layer="layout" svg:width="9.239cm" svg:height="15.404cm" svg:x="1.705cm" svg:y="3.387cm" presentation:class="outline" presentation:user-transformed="true">
          <draw:text-box>
            <text:p><text:span text:style-name="T12"><text:s text:c="21"/></text:span></text:p>
            <text:p><text:span text:style-name="T13">int <text:s/>a;</text:span><text:span text:style-name="T12"> <text:s text:c="11"/></text:span></text:p>
            <text:p><text:span text:style-name="T12"><text:s text:c="19"/></text:span></text:p>
            <text:p><text:span text:style-name="T14">unsigned b;</text:span><text:span text:style-name="T12"> <text:s text:c="7"/></text:span></text:p>
            <text:p><text:span text:style-name="T12"><text:s text:c="19"/></text:span></text:p>
            <text:p><text:span text:style-name="T12">int </text:span><text:span text:style-name="T15">main</text:span><text:span text:style-name="T12">(int m)</text:span></text:p>
            <text:p><text:span text:style-name="T12">{</text:span></text:p>
            <text:p><text:span text:style-name="T12"/></text:p>
            <text:p><text:span text:style-name="T12"><text:s text:c="4"/></text:span><text:span text:style-name="T16">int x;</text:span><text:span text:style-name="T12"> <text:s text:c="8"/></text:span></text:p>
            <text:p><text:span text:style-name="T12"/></text:p>
            <text:p><text:span text:style-name="T12"><text:s text:c="4"/></text:span><text:span text:style-name="T17">x =</text:span><text:span text:style-name="T12"> </text:span><text:span text:style-name="T18">m + a</text:span><text:span text:style-name="T12">; <text:s text:c="4"/></text:span></text:p>
            <text:p><text:span text:style-name="T12"/></text:p>
            <text:p><text:span text:style-name="T12"><text:s text:c="4"/></text:span><text:span text:style-name="T19">return</text:span><text:span text:style-name="T12"> </text:span><text:span text:style-name="T20">x</text:span><text:span text:style-name="T12">; <text:s text:c="5"/></text:span></text:p>
            <text:p><text:span text:style-name="T12">}</text:span></text:p>
            <text:p><text:span text:style-name="T12"/></text:p>
          </draw:text-box>
        </draw:frame>
        <draw:frame presentation:style-name="pr8" draw:text-style-name="P10" draw:layer="layout" svg:width="13.229cm" svg:height="15.614cm" svg:x="13.289cm" svg:y="3.387cm" presentation:class="outline" presentation:user-transformed="true">
          <draw:text-box>
            <text:p><text:span text:style-name="T21">a: <text:s text:c="31"/></text:span></text:p>
            <text:p><text:span text:style-name="T21"><text:s text:c="10"/></text:span><text:span text:style-name="T21">WORD 1</text:span><text:span text:style-name="T22"> <text:s text:c="17"/></text:span></text:p>
            <text:p><text:span text:style-name="T23">b: <text:s text:c="31"/></text:span></text:p>
            <text:p><text:span text:style-name="T23"><text:s text:c="10"/></text:span><text:span text:style-name="T23">WORD 1</text:span><text:span text:style-name="T22"> <text:s text:c="17"/></text:span></text:p>
            <text:p><text:span text:style-name="T24">main:</text:span></text:p>
            <text:p><text:span text:style-name="T22"><text:s text:c="10"/></text:span><text:span text:style-name="T22">PUSH</text:span><text:span text:style-name="T22"><text:tab/></text:span><text:span text:style-name="T22">%14</text:span></text:p>
            <text:p><text:span text:style-name="T22"><text:s text:c="10"/></text:span><text:span text:style-name="T22">MOV </text:span><text:span text:style-name="T22"><text:tab/></text:span><text:span text:style-name="T22">%15,%14</text:span></text:p>
            <text:p><text:span text:style-name="T22"><text:s text:c="10"/></text:span><text:span text:style-name="T25">SUBU %15,$4,%15</text:span><text:span text:style-name="T22"> <text:s text:c="8"/></text:span></text:p>
            <text:p><text:span text:style-name="T22">@main_body:</text:span></text:p>
            <text:p><text:span text:style-name="T22"><text:s text:c="10"/></text:span><text:span text:style-name="T26">ADDS</text:span><text:span text:style-name="T26"><text:tab/></text:span><text:span text:style-name="T26">8(%14),a,%0</text:span><text:span text:style-name="T22"> <text:s/></text:span></text:p>
            <text:p><text:span text:style-name="T22"><text:s text:c="10"/></text:span><text:span text:style-name="T27">MOV </text:span><text:span text:style-name="T27"><text:tab/></text:span><text:span text:style-name="T27">%0,-4(%14)</text:span><text:span text:style-name="T22"> <text:s text:c="8"/></text:span></text:p>
            <text:p><text:span text:style-name="T22"><text:s text:c="10"/></text:span><text:span text:style-name="T28">MOV </text:span><text:span text:style-name="T28"><text:tab/></text:span><text:span text:style-name="T28">-4(%14),%13 </text:span><text:span text:style-name="T22"><text:s text:c="7"/></text:span></text:p>
            <text:p><text:span text:style-name="T22"><text:s text:c="10"/></text:span><text:span text:style-name="T21">JMP </text:span><text:span text:style-name="T21"><text:tab/></text:span><text:span text:style-name="T21">@main_exit</text:span><text:span text:style-name="T22"> <text:s text:c="8"/></text:span></text:p>
            <text:p><text:span text:style-name="T22">@main_exit:</text:span></text:p>
            <text:p><text:span text:style-name="T22"><text:s text:c="10"/></text:span><text:span text:style-name="T22">MOV </text:span><text:span text:style-name="T22"><text:tab/></text:span><text:span text:style-name="T22">%14,%15</text:span></text:p>
            <text:p><text:span text:style-name="T22"><text:s text:c="10"/></text:span><text:span text:style-name="T22">POP </text:span><text:span text:style-name="T22"><text:tab/></text:span><text:span text:style-name="T22">%14</text:span></text:p>
            <text:p><text:span text:style-name="T29"><text:s text:c="10"/></text:span><text:span text:style-name="T29">RET</text:span></text:p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testiranje zadataka</text:span></text:p>
          </draw:text-box>
        </draw:frame>
        <draw:frame presentation:style-name="pr9" draw:text-style-name="P3" draw:layer="layout" svg:width="25.282cm" svg:height="14.501cm" svg:x="0.859cm" svg:y="3.772cm" presentation:class="outline" presentation:user-transformed="true">
          <draw:text-box>
            <text:list text:style-name="L2">
              <text:list-item>
                <text:p><text:span text:style-name="T3">za korektne miniC programe generisani HAJ kod mora biti sintaksno ispravan</text:span></text:p>
                <text:list>
                  <text:list-item>
                    <text:p><text:span text:style-name="T3">simulator prilikom parsiranja proverava sintaksu</text:span></text:p>
                  </text:list-item>
                </text:list>
              </text:list-item>
              <text:list-item>
                <text:p><text:span text:style-name="T3">generisani kod se mora izvršavati tako da daje ispravan rezultat</text:span></text:p>
                <text:list>
                  <text:list-item>
                    <text:p><text:span text:style-name="T3">na primer, za sledeći kod: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se očekuje da izlazni kod nakon izvršavanja bude 85</text:span></text:p>
                  </text:list-item>
                </text:list>
              </text:list-item>
            </text:list>
          </draw:text-box>
        </draw:frame>
        <draw:frame presentation:style-name="pr10" draw:text-style-name="P3" draw:layer="layout" svg:width="9.971cm" svg:height="7.41cm" svg:x="8.831cm" svg:y="8.147cm" presentation:class="outline" presentation:user-transformed="true">
          <draw:text-box>
            <text:list text:style-name="L2">
              <text:list-header>
                <text:p><text:span text:style-name="T2">int main() {</text:span></text:p>
                <text:list>
                  <text:list-header>
                    <text:p><text:span text:style-name="T2">int x;</text:span></text:p>
                    <text:p><text:span text:style-name="T2">int y;</text:span></text:p>
                    <text:p><text:span text:style-name="T2">x = 100 - 7;</text:span></text:p>
                    <text:p><text:span text:style-name="T2">y = x - 50 + 42;</text:span></text:p>
                    <text:p><text:span text:style-name="T2">return y;</text:span></text:p>
                  </text:list-header>
                </text:list>
                <text:p><text:span text:style-name="T2">}</text:span></text:p>
              </text:list-header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swiss"/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3" style:font-size-asian="24pt" style:language-asian="zxx" style:country-asian="none" style:font-name-complex="DejaVu Sans3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urier 10 Pitch3" fo:font-family="'Courier 10 Pitch'" style:font-style-name="Regular" style:font-pitch="fixed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ahoma2" style:font-family-asian="Tahoma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ahoma2" style:font-family-asian="Tahoma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ahoma2" style:font-family-asian="Tahoma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92cm"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">
            <style:list-level-properties text:space-before="1.609cm" text:min-label-width="0.9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826cm" text:min-label-width="0.785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•">
            <style:list-level-properties text:space-before="3.929cm" text:min-label-width="0.762cm"/>
            <style:text-properties style:font-name="Verdana" fo:color="#cc0000" fo:font-size="100%"/>
          </text:list-level-style-bullet>
          <text:list-level-style-bullet text:level="5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6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7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8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cm" fo:line-height="99%" fo:text-align="start" fo:text-indent="0cm" style:punctuation-wrap="hanging" style:line-break="strict">
        <style:tab-stops>
          <style:tab-stop style:position="1.247cm"/>
          <style:tab-stop style:position="2.517cm"/>
          <style:tab-stop style:position="3.787cm"/>
          <style:tab-stop style:position="5.057cm"/>
          <style:tab-stop style:position="6.327cm"/>
          <style:tab-stop style:position="7.597cm"/>
          <style:tab-stop style:position="8.867cm"/>
          <style:tab-stop style:position="10.137cm"/>
          <style:tab-stop style:position="11.407cm"/>
          <style:tab-stop style:position="12.677cm"/>
          <style:tab-stop style:position="13.947cm"/>
          <style:tab-stop style:position="15.217cm"/>
          <style:tab-stop style:position="16.487cm"/>
          <style:tab-stop style:position="17.757cm"/>
          <style:tab-stop style:position="19.027cm"/>
          <style:tab-stop style:position="20.297cm"/>
          <style:tab-stop style:position="21.567cm"/>
          <style:tab-stop style:position="22.837cm"/>
          <style:tab-stop style:position="24.107cm"/>
          <style:tab-stop style:position="25.377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20pt" style:rfc-language-tag="sr-Latn-RS" fo:language="sr" fo:script="Latn" fo:country="RS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03cm"/>
          <style:tab-stop style:position="1.3cm"/>
          <style:tab-stop style:position="2.57cm"/>
          <style:tab-stop style:position="3.84cm"/>
          <style:tab-stop style:position="5.11cm"/>
          <style:tab-stop style:position="6.38cm"/>
          <style:tab-stop style:position="7.65cm"/>
          <style:tab-stop style:position="8.92cm"/>
          <style:tab-stop style:position="10.19cm"/>
          <style:tab-stop style:position="11.46cm"/>
          <style:tab-stop style:position="12.73cm"/>
          <style:tab-stop style:position="14cm"/>
          <style:tab-stop style:position="15.27cm"/>
          <style:tab-stop style:position="16.54cm"/>
          <style:tab-stop style:position="17.81cm"/>
          <style:tab-stop style:position="19.08cm"/>
          <style:tab-stop style:position="20.35cm"/>
          <style:tab-stop style:position="21.62cm"/>
          <style:tab-stop style:position="22.89cm"/>
          <style:tab-stop style:position="24.1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198cm"/>
          <style:tab-stop style:position="1.468cm"/>
          <style:tab-stop style:position="2.738cm"/>
          <style:tab-stop style:position="4.008cm"/>
          <style:tab-stop style:position="5.278cm"/>
          <style:tab-stop style:position="6.548cm"/>
          <style:tab-stop style:position="7.818cm"/>
          <style:tab-stop style:position="9.088cm"/>
          <style:tab-stop style:position="10.358cm"/>
          <style:tab-stop style:position="11.628cm"/>
          <style:tab-stop style:position="12.898cm"/>
          <style:tab-stop style:position="14.168cm"/>
          <style:tab-stop style:position="15.438cm"/>
          <style:tab-stop style:position="16.708cm"/>
          <style:tab-stop style:position="17.978cm"/>
          <style:tab-stop style:position="19.248cm"/>
          <style:tab-stop style:position="20.518cm"/>
          <style:tab-stop style:position="21.788cm"/>
          <style:tab-stop style:position="23.058cm"/>
          <style:tab-stop style:position="24.328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388cm"/>
          <style:tab-stop style:position="1.658cm"/>
          <style:tab-stop style:position="2.928cm"/>
          <style:tab-stop style:position="4.198cm"/>
          <style:tab-stop style:position="5.468cm"/>
          <style:tab-stop style:position="6.738cm"/>
          <style:tab-stop style:position="8.008cm"/>
          <style:tab-stop style:position="9.278cm"/>
          <style:tab-stop style:position="10.548cm"/>
          <style:tab-stop style:position="11.818cm"/>
          <style:tab-stop style:position="13.088cm"/>
          <style:tab-stop style:position="14.358cm"/>
          <style:tab-stop style:position="15.628cm"/>
          <style:tab-stop style:position="16.898cm"/>
          <style:tab-stop style:position="18.168cm"/>
          <style:tab-stop style:position="19.438cm"/>
          <style:tab-stop style:position="20.708cm"/>
          <style:tab-stop style:position="21.978cm"/>
          <style:tab-stop style:position="23.248cm"/>
          <style:tab-stop style:position="24.518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">
            <style:list-level-properties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">
            <style:list-level-properties text:space-before="1.609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826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•">
            <style:list-level-properties text:space-before="3.929cm"/>
            <style:text-properties style:font-name="Verdana" fo:color="#cc0000" fo:font-size="100%"/>
          </text:list-level-style-bullet>
          <text:list-level-style-bullet text:level="5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6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7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8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9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9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00cc99" draw:textarea-horizontal-align="justify" draw:textarea-vertical-align="bottom" draw:auto-grow-height="true" draw:auto-grow-width="false" fo:min-height="1.54cm" fo:min-width="0cm" fo:padding-top="0.128cm" fo:padding-bottom="0.128cm" fo:padding-left="0.251cm" fo:padding-right="0.251cm" fo:wrap-option="wrap" draw:shadow="hidden" draw:shadow-color="#808080">
        <text:list-style style:name="Default-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3" style:font-family-asian="'DejaVu Sans'" style:font-family-generic-asian="system" style:font-pitch-asian="variable" style:font-size-asian="36pt" style:language-asian="zxx" style:country-asian="none" style:font-style-asian="normal" style:font-weight-asian="normal" style:font-name-complex="DejaVu Sans3" style:font-family-complex="'DejaVu Sans'" style:font-family-generic-complex="system" style:font-pitch-complex="variable" style:font-size-complex="3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3cm" style:print-orientation="landscape"/>
    </style:page-layout>
    <style:page-layout style:name="PM1">
      <style:page-layout-properties fo:margin-top="0cm" fo:margin-bottom="0cm" fo:margin-left="0cm" fo:margin-right="0cm" fo:page-width="27.50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 style:list-style-name="ML3">
      <style:graphic-properties draw:fill-color="#ffffff" draw:auto-grow-height="false" fo:min-height="12.573cm"/>
    </style:style>
    <style:style style:name="Mpr3" style:family="presentation" style:parent-style-name="Default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28cm" fo:padding-bottom="0.128cm" fo:padding-left="0.251cm" fo:padding-right="0.251cm" fo:wrap-option="wrap" draw:shadow="hidden" draw:shadow-color="#808080"/>
    </style:style>
    <style:style style:name="Mpr4" style:family="presentation" style:parent-style-name="Default-backgroundobjects" style:list-style-name="ML5">
      <style:graphic-properties draw:stroke="none" draw:fill="none" draw:fill-color="#00cc99" draw:textarea-horizontal-align="justify" draw:textarea-vertical-align="top" draw:auto-grow-height="false" draw:auto-grow-width="false" fo:min-height="0.985cm" fo:min-width="0cm" fo:padding-top="0.126cm" fo:padding-bottom="0.126cm" fo:padding-left="0.251cm" fo:padding-right="0.251cm" fo:wrap-option="wrap" draw:shadow="hidden" draw:shadow-color="#808080"/>
    </style:style>
    <style:style style:name="Mpr5" style:family="presentation" style:parent-style-name="Default-backgroundobjects" style:list-style-name="ML5">
      <style:graphic-properties draw:stroke="none" draw:fill="none" draw:fill-color="#00cc99" draw:textarea-horizontal-align="justify" draw:textarea-vertical-align="top" draw:auto-grow-height="false" draw:auto-grow-width="false" fo:min-height="0.985cm" fo:min-width="0cm" fo:padding-top="0.126cm" fo:padding-bottom="0.126cm" fo:padding-left="0.251cm" fo:padding-right="0.251cm" fo:wrap-option="wrap" draw:shadow="hidden" draw:shadow-color="#808080"/>
    </style:style>
    <style:style style:name="Mpr6" style:family="presentation" style:parent-style-name="Default-backgroundobjects" style:list-style-name="ML5">
      <style:graphic-properties draw:stroke="none" draw:fill="none" draw:fill-color="#00cc99" draw:textarea-horizontal-align="justify" draw:textarea-vertical-align="bottom" draw:auto-grow-height="false" draw:auto-grow-width="false" fo:min-height="0.986cm" fo:min-width="0cm" fo:padding-top="0.126cm" fo:padding-bottom="0.126cm" fo:padding-left="0.251cm" fo:padding-right="0.251cm" fo:wrap-option="wrap" draw:shadow="hidden" draw:shadow-color="#808080"/>
    </style:style>
    <style:style style:name="Mpr7" style:family="presentation" style:parent-style-name="Default-backgroundobjects" style:list-style-name="ML5">
      <style:graphic-properties draw:stroke="none" draw:fill="none" draw:fill-color="#00cc99" draw:textarea-horizontal-align="justify" draw:textarea-vertical-align="bottom" draw:auto-grow-height="false" draw:auto-grow-width="false" fo:min-height="0.986cm" fo:min-width="0cm" fo:padding-top="0.126cm" fo:padding-bottom="0.126cm" fo:padding-left="0.251cm" fo:padding-right="0.251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="none" draw:fill-color="#00cc99"/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line-height="101%" fo:text-align="end" fo:text-indent="0cm" style:punctuation-wrap="simple" style:line-break="normal" style:writing-mode="lr-tb"/>
    </style:style>
    <style:style style:name="MP9" style:family="paragraph">
      <loext:graphic-properties draw:fill="none" draw:fill-color="#00cc99"/>
      <style:paragraph-properties fo:margin-left="0cm" fo:margin-right="0cm" fo:line-height="101%" fo:text-align="end" fo:text-indent="0cm" style:punctuation-wrap="simple" style:line-break="normal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style:paragraph-properties fo:margin-left="0cm" fo:margin-right="0cm" fo:line-height="95%" fo:text-indent="0cm" style:punctuation-wrap="simple" style:writing-mode="lr-tb"/>
    </style:style>
    <style:style style:name="MP13" style:family="paragraph">
      <loext:graphic-properties draw:fill="none" draw:fill-color="#00cc99"/>
      <style:paragraph-properties fo:margin-left="0cm" fo:margin-right="0cm" fo:line-height="95%" fo:text-indent="0cm" style:punctuation-wrap="simple" style:writing-mode="lr-tb"/>
    </style:style>
    <style:style style:name="MP14" style:family="paragraph">
      <style:paragraph-properties fo:margin-left="0cm" fo:margin-right="0cm" fo:line-height="95%" fo:text-align="end" fo:text-indent="0cm" style:punctuation-wrap="simple" style:writing-mode="lr-tb"/>
    </style:style>
    <style:style style:name="MP15" style:family="paragraph">
      <loext:graphic-properties draw:fill="none" draw:fill-color="#00cc99"/>
      <style:paragraph-properties fo:margin-left="0cm" fo:margin-right="0cm" fo:line-height="95%" fo:text-align="end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Verdana" fo:font-size="12pt" fo:language="en" fo:country="US" style:font-size-asian="12pt" style:font-size-complex="12pt"/>
    </style:style>
    <style:style style:name="MT3" style:family="text">
      <style:text-properties fo:color="#000000" style:font-name="Times New Roman" fo:font-size="11pt" fo:language="en" fo:country="US" style:font-size-asian="11pt" style:font-size-complex="11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">
        <style:list-level-properties text:min-label-width="1.292cm"/>
        <style:text-properties fo:font-family="Wingdings" style:font-pitch="variable" style:font-charset="x-symbol" fo:color="#cc0000" fo:font-size="100%"/>
      </text:list-level-style-bullet>
      <text:list-level-style-bullet text:level="2" text:bullet-char="">
        <style:list-level-properties text:space-before="1.609cm" text:min-label-width="0.9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826cm" text:min-label-width="0.785cm"/>
        <style:text-properties fo:font-family="Wingdings" style:font-pitch="variable" style:font-charset="x-symbol" fo:color="#cc0000" fo:font-size="100%"/>
      </text:list-level-style-bullet>
      <text:list-level-style-bullet text:level="4" text:bullet-char="•">
        <style:list-level-properties text:space-before="3.929cm" text:min-label-width="0.762cm"/>
        <style:text-properties style:font-name="Verdana" fo:color="#cc0000" fo:font-size="100%"/>
      </text:list-level-style-bullet>
      <text:list-level-style-bullet text:level="5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6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7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8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337cm" svg:height="0.98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337cm" svg:height="0.985cm" svg:x="16.09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337cm" svg:height="0.985cm" svg:x="0cm" svg:y="18.7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337cm" svg:height="0.985cm" svg:x="16.092cm" svg:y="18.74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1cm" svg:height="4.585cm" svg:x="1.76cm" svg:y="1.986cm"/>
      <draw:page-thumbnail draw:layer="backgroundobjects" svg:width="6.621cm" svg:height="4.585cm" svg:x="1.76cm" svg:y="7.572cm"/>
      <draw:page-thumbnail draw:layer="backgroundobjects" svg:width="6.621cm" svg:height="4.585cm" svg:x="1.76cm" svg:y="13.158cm"/>
      <draw:page-thumbnail draw:layer="backgroundobjects" svg:width="6.621cm" svg:height="4.585cm" svg:x="10.903cm" svg:y="1.986cm"/>
      <draw:page-thumbnail draw:layer="backgroundobjects" svg:width="6.621cm" svg:height="4.585cm" svg:x="10.903cm" svg:y="7.572cm"/>
      <draw:page-thumbnail draw:layer="backgroundobjects" svg:width="6.621cm" svg:height="4.585cm" svg:x="10.903cm" svg:y="13.158cm"/>
      <draw:page-thumbnail draw:layer="backgroundobjects" svg:width="6.621cm" svg:height="4.585cm" svg:x="20.046cm" svg:y="1.986cm"/>
      <draw:page-thumbnail draw:layer="backgroundobjects" svg:width="6.621cm" svg:height="4.585cm" svg:x="20.046cm" svg:y="7.572cm"/>
      <draw:page-thumbnail draw:layer="backgroundobjects" svg:width="6.621cm" svg:height="4.585cm" svg:x="20.046cm" svg:y="13.158cm"/>
    </style:handout-master>
    <style:master-page style:name="Default" style:page-layout-name="PM1" draw:style-name="Mdp1">
      <draw:frame presentation:style-name="Mpr1" draw:text-style-name="MP6" draw:layer="backgroundobjects" svg:width="24.053cm" svg:height="1.892cm" svg:x="1.727cm" svg:y="0.845cm" presentation:class="title">
        <draw:text-box>
          <text:p text:style-name="MP5">Click to edit the title text format</text:p>
        </draw:text-box>
      </draw:frame>
      <draw:frame presentation:style-name="Mpr2" draw:text-style-name="MP6" draw:layer="backgroundobjects" svg:width="24.053cm" svg:height="14.169cm" svg:x="1.705cm" svg:y="3.387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4.001cm" svg:height="0.353cm" svg:x="1.82cm" svg:y="2.95cm">
        <draw:image xlink:href="Pictures/2000000D000069F0000001A7F6A849939AE14752.wmf" xlink:type="simple" xlink:show="embed" xlink:actuate="onLoad">
          <text:p/>
        </draw:image>
      </draw:frame>
      <draw:frame presentation:style-name="Mpr3" draw:text-style-name="MP9" draw:layer="backgroundobjects" svg:width="5.718cm" svg:height="1.104cm" svg:x="19.711cm" svg:y="17.52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presentation:notes style:page-layout-name="PM0">
        <draw:rect draw:style-name="Mgr4" draw:text-style-name="MP10" draw:layer="backgroundobjects" svg:width="28.43cm" svg:height="19.73cm" svg:x="0cm" svg:y="0cm">
          <text:p/>
        </draw:rect>
        <draw:custom-shape draw:style-name="Mgr5" draw:text-style-name="MP11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1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1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3" draw:layer="backgroundobjects" svg:width="12.303cm" svg:height="0.984cm" svg:x="-0.001cm" svg:y="-0.001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12.307cm" svg:height="0.984cm" svg:x="16.099cm" svg:y="-0.001cm" presentation:class="date-time">
          <draw:text-box>
            <text:p text:style-name="MP14"><text:span text:style-name="MT3"><presentation:date-time/></text:span></text:p>
          </draw:text-box>
        </draw:frame>
        <draw:page-thumbnail presentation:style-name="Default-title" draw:layer="backgroundobjects" svg:width="10.662cm" svg:height="7.383cm" svg:x="8.877cm" svg:y="1.486cm" presentation:class="page"/>
        <draw:frame presentation:style-name="Default-notes" draw:layer="backgroundobjects" svg:width="22.732cm" svg:height="8.86cm" svg:x="2.84cm" svg:y="9.37cm" presentation:class="notes" presentation:placeholder="true">
          <draw:text-box/>
        </draw:frame>
        <draw:frame presentation:style-name="Mpr6" draw:text-style-name="MP13" draw:layer="backgroundobjects" svg:width="12.303cm" svg:height="0.985cm" svg:x="-0.001cm" svg:y="18.74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12.307cm" svg:height="0.985cm" svg:x="16.099cm" svg:y="18.74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Programski prevodioci</dc:title>
    <dc:date>2018-12-03T00:20:13.568971372</dc:date>
    <meta:editing-cycles>1408</meta:editing-cycles>
    <meta:editing-duration>P3DT1H28M53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